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300000202A990EB6C95DDB3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905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<text:span text:style-name="T1">iagramme de la base de données</text:span></text:h>
      <text:p text:style-name="Text_20_body"><draw:frame draw:style-name="fr1" draw:name="Image1" text:anchor-type="paragraph" svg:x="0.55cm" svg:y="0.582cm" svg:width="16.166cm" svg:height="13.6cm" draw:z-index="0"><draw:image xlink:href="Pictures/100002010000026300000202A990EB6C95DDB3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5:42:15.525210998</meta:creation-date>
    <dc:date>2021-01-25T15:46:09.966580348</dc:date>
    <meta:editing-duration>PT3M56S</meta:editing-duration>
    <meta:editing-cycles>1</meta:editing-cycles>
    <meta:document-statistic meta:table-count="0" meta:image-count="1" meta:object-count="0" meta:page-count="1" meta:paragraph-count="1" meta:word-count="6" meta:character-count="31" meta:non-whitespace-character-count="26"/>
    <meta:generator>LibreOffice/6.0.7.3$Linux_X86_64 LibreOffice_project/00m0$Build-3</meta:generator>
  </office:meta>
</office:document-meta>
</file>